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 Sans" svg:font-family="'Open Sans', Arial, sans-serif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paragraph-rsid="00661272" style:font-size-asian="10pt" style:language-asian="zxx" style:country-asian="none" style:font-weight-asian="bold" style:font-name-complex="Century Gothic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680c86" officeooo:paragraph-rsid="00661272" style:font-size-asian="10pt" style:language-asian="zxx" style:country-asian="none" style:font-weight-asian="bold" style:font-name-complex="Century Gothic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fo:font-weight="bold" officeooo:rsid="0052ef88" officeooo:paragraph-rsid="005dc64b" style:font-size-asian="10pt" style:language-asian="zxx" style:country-asian="none" style:font-weight-asian="bold" style:font-name-complex="Century Gothic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959a02" officeooo:paragraph-rsid="00959a02" style:font-size-asian="10pt" style:language-asian="zxx" style:country-asian="none" style:font-weight-asian="normal" style:font-name-complex="Century Gothic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018ea6" officeooo:paragraph-rsid="00018ea6" style:font-size-asian="10pt" style:language-asian="zxx" style:country-asian="none" style:font-weight-asian="normal" style:font-name-complex="Century Gothic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en" fo:country="US" fo:font-weight="normal" officeooo:rsid="00535b5d" officeooo:paragraph-rsid="00018ea6" style:font-size-asian="10pt" style:language-asian="en" style:country-asian="US" style:font-weight-asian="normal" style:font-name-complex="Century Gothic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535b5d" officeooo:paragraph-rsid="00756654" style:font-size-asian="10pt" style:language-asian="en" style:country-asian="US" style:font-weight-asian="normal" style:font-name-complex="Century Gothic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officeooo:rsid="008aa120" officeooo:paragraph-rsid="008aa120" style:font-size-asian="10pt" style:language-asian="en" style:country-asian="US" style:font-weight-asian="normal" style:font-name-complex="Century Gothic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language="en" fo:country="US" fo:font-style="normal" fo:font-weight="normal" officeooo:rsid="00329698" officeooo:paragraph-rsid="0052ef88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P10" style:family="paragraph" style:parent-style-name="Standard">
      <style:text-properties style:font-name="Arial" fo:font-size="10pt" fo:language="en" fo:country="US" fo:font-style="normal" fo:font-weight="normal" officeooo:rsid="00329698" officeooo:paragraph-rsid="0054ee91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P11" style:family="paragraph" style:parent-style-name="Standard">
      <style:text-properties style:font-name="Arial" fo:font-size="10pt" fo:language="en" fo:country="GB" fo:font-weight="normal" officeooo:paragraph-rsid="00018ea6" style:font-size-asian="10pt" style:font-weight-asian="normal" style:font-name-complex="Century Gothic" style:font-size-complex="10pt" style:font-weight-complex="normal"/>
    </style:style>
    <style:style style:name="P12" style:family="paragraph" style:parent-style-name="Text_20_body" style:list-style-name="L5">
      <style:paragraph-properties fo:line-height="150%" fo:orphans="2" fo:widows="2"/>
      <style:text-properties fo:font-variant="normal" fo:text-transform="none" fo:color="#222222" style:font-name="Arial" fo:font-size="10pt" fo:letter-spacing="normal" fo:font-style="normal" fo:font-weight="normal" officeooo:paragraph-rsid="0098b6b1" style:font-size-asian="10pt" style:font-weight-asian="normal" style:font-size-complex="10pt" style:font-weight-complex="normal"/>
    </style:style>
    <style:style style:name="P13" style:family="paragraph" style:parent-style-name="Text_20_body" style:list-style-name="L5">
      <style:paragraph-properties fo:line-height="150%" fo:orphans="2" fo:widows="2"/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line-height="150%" fo:orphans="2" fo:widows="2"/>
      <style:text-properties fo:font-variant="normal" fo:text-transform="none" fo:color="#222222" style:font-name="Arial" fo:font-size="10pt" fo:letter-spacing="normal" fo:font-style="normal" fo:font-weight="normal" officeooo:paragraph-rsid="009ea5d1" style:font-size-asian="10pt" style:font-size-complex="10pt"/>
    </style:style>
    <style:style style:name="P15" style:family="paragraph" style:parent-style-name="Text_20_body" style:list-style-name="L5">
      <style:paragraph-properties fo:line-height="150%" fo:orphans="2" fo:widows="2"/>
      <style:text-properties fo:font-variant="normal" fo:text-transform="none" fo:color="#222222" style:font-name="Arial" fo:font-size="10pt" fo:letter-spacing="normal" fo:font-style="normal" fo:font-weight="normal" officeooo:rsid="0098b6b1" officeooo:paragraph-rsid="0098b6b1" style:font-size-asian="10pt" style:font-size-complex="10pt"/>
    </style:style>
    <style:style style:name="P16" style:family="paragraph" style:parent-style-name="Text_20_body" style:list-style-name="L5">
      <style:paragraph-properties fo:line-height="150%" fo:orphans="2" fo:widows="2"/>
      <style:text-properties fo:font-variant="normal" fo:text-transform="none" fo:color="#222222" style:font-name="Arial" fo:font-size="10pt" fo:letter-spacing="normal" fo:font-style="normal" fo:font-weight="normal" officeooo:rsid="009ea5d1" officeooo:paragraph-rsid="009ea5d1" style:font-size-asian="10pt" style:font-size-complex="10pt"/>
    </style:style>
    <style:style style:name="P17" style:family="paragraph" style:parent-style-name="Text_20_body">
      <style:paragraph-properties fo:line-height="150%" fo:orphans="2" fo:widows="2"/>
      <style:text-properties style:font-name="Arial" fo:font-size="10pt" fo:font-weight="normal" officeooo:rsid="0098b6b1" officeooo:paragraph-rsid="0098b6b1" style:font-size-asian="10pt" style:font-size-complex="10pt"/>
    </style:style>
    <style:style style:name="P18" style:family="paragraph" style:parent-style-name="Text_20_body" style:list-style-name="L1">
      <style:paragraph-properties fo:line-height="150%" fo:orphans="2" fo:widows="2"/>
      <style:text-properties style:font-name="Arial" fo:font-size="10pt" fo:font-weight="normal" officeooo:paragraph-rsid="009b7c41" style:font-size-asian="10pt" style:font-size-complex="10pt"/>
    </style:style>
    <style:style style:name="P19" style:family="paragraph" style:parent-style-name="Text_20_body" style:list-style-name="L1">
      <style:paragraph-properties fo:line-height="150%" fo:orphans="2" fo:widows="2"/>
      <style:text-properties style:font-name="Arial" fo:font-size="10pt" fo:font-weight="normal" officeooo:paragraph-rsid="009ea5d1" style:font-size-asian="10pt" style:font-size-complex="10pt"/>
    </style:style>
    <style:style style:name="P20" style:family="paragraph" style:parent-style-name="Text_20_body" style:list-style-name="L1">
      <style:paragraph-properties fo:line-height="150%" fo:orphans="2" fo:widows="2"/>
      <style:text-properties style:font-name="Arial" fo:font-size="10pt" fo:font-weight="normal" officeooo:rsid="009b7c41" officeooo:paragraph-rsid="009b7c41" style:font-size-asian="10pt" style:font-size-complex="10pt"/>
    </style:style>
    <style:style style:name="P2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222222" style:font-name="Arial" fo:font-size="10pt" fo:letter-spacing="normal" fo:font-style="normal" fo:font-weight="normal" officeooo:rsid="0098b6b1" officeooo:paragraph-rsid="0098b6b1" style:font-size-asian="10pt" style:font-size-complex="10pt"/>
    </style:style>
    <style:style style:name="T1" style:family="text">
      <style:text-properties fo:language="en" fo:country="US" officeooo:rsid="00018ea6"/>
    </style:style>
    <style:style style:name="T2" style:family="text">
      <style:text-properties fo:language="en" fo:country="US" officeooo:rsid="0052ef88"/>
    </style:style>
    <style:style style:name="T3" style:family="text">
      <style:text-properties fo:language="en" fo:country="US" officeooo:rsid="00661272"/>
    </style:style>
    <style:style style:name="T4" style:family="text">
      <style:text-properties fo:language="en" fo:country="US" officeooo:rsid="00748d67"/>
    </style:style>
    <style:style style:name="T5" style:family="text">
      <style:text-properties fo:language="en" fo:country="US" officeooo:rsid="00959a02"/>
    </style:style>
    <style:style style:name="T6" style:family="text">
      <style:text-properties fo:font-variant="normal" fo:text-transform="none" fo:color="#222222" fo:letter-spacing="normal" fo:font-style="normal"/>
    </style:style>
    <style:style style:name="T7" style:family="text">
      <style:text-properties fo:font-variant="normal" fo:text-transform="none" fo:color="#222222" fo:letter-spacing="normal" fo:font-style="normal" officeooo:rsid="009b7c41"/>
    </style:style>
    <style:style style:name="T8" style:family="text">
      <style:text-properties fo:font-variant="normal" fo:text-transform="none" fo:color="#222222" fo:letter-spacing="normal" fo:font-style="normal" officeooo:rsid="009ea5d1"/>
    </style:style>
    <style:style style:name="T9" style:family="text">
      <style:text-properties officeooo:rsid="00a117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xercise </text:span><text:span text:style-name="T4">4</text:span><text:span text:style-name="T1">: </text:span><text:span text:style-name="T3">Part </text:span><text:span text:style-name="T5">5</text:span></text:p>
      <text:p text:style-name="P2"/>
      <text:p text:style-name="P2"/>
      <text:p text:style-name="P4">Neural Networks</text:p>
      <text:p text:style-name="P5"/>
      <text:p text:style-name="P3">Python Programming Bootcamp by Dr Rohitash Chandra</text:p>
      <text:p text:style-name="P3">UNSW, 2021</text:p>
      <text:p text:style-name="P9"><text:s/></text:p>
      <text:p text:style-name="P10"><text:s text:c="2"/></text:p>
      <text:p text:style-name="P11">Description</text:p>
      <text:p text:style-name="P11"/>
      <text:p text:style-name="P6"/>
      <text:p text:style-name="P17"><text:span text:style-name="T6">Using either FNN from scratch or Scikit learn:</text:span></text:p>
      <text:list xml:id="list367415331" text:style-name="L1">
        <text:list-item>
          <text:p text:style-name="P19"><text:span text:style-name="T6">Try training the FNN model with two selected classification datasets </text:span><text:span text:style-name="T8">(Abalone and <text:s/>any other dataset of your choice) </text:span><text:span text:style-name="T6">from the UCI machine learning repository. </text:span><text:span text:style-name="T8">Process the Abalone dataset so that you have 4 classes (ring size).</text:span></text:p>
        </text:list-item>
        <text:list-item>
          <text:p text:style-name="P19"><text:span text:style-name="T6">Evaluate the effect of number of hidden neurons, and learning rate [0.1, 0.2 ...1] </text:span><text:span text:style-name="T8">using AUC and Classification Accuracy. </text:span></text:p>
        </text:list-item>
        <text:list-item>
          <text:p text:style-name="P18"><text:span text:style-name="T6">Try 10 experiments with different random state in data split (60/40 train/test) or different initial weights for each run.</text:span></text:p>
        </text:list-item>
        <text:list-item>
          <text:p text:style-name="P18"><text:span text:style-name="T7">R</text:span><text:span text:style-name="T6">eport the mean and standard deviation for each experiment.</text:span></text:p>
        </text:list-item>
        <text:list-item>
          <text:p text:style-name="P20"><text:span text:style-name="T6">Show convergence plot, </text:span><text:span text:style-name="T8">ROC-AUC curve, F1-Score, Confusion Matrix</text:span><text:span text:style-name="T6"> for the best run. </text:span></text:p>
        </text:list-item>
      </text:list>
      <text:p text:style-name="P14"/>
      <text:p text:style-name="P21">Advanced exercise: use FNN from Scratch code <text:span text:style-name="T9">and extend it further.</text:span></text:p>
      <text:list xml:id="list3605064428" text:style-name="L5">
        <text:list-item>
          <text:p text:style-name="P13">Try to add another hidden later and update the forward and backward pass. </text:p>
        </text:list-item>
        <text:list-item>
          <text:p text:style-name="P13">Can you generalise to any user-selected number of hidden layers? Discuss how you will do this and implement it if possible. </text:p>
        </text:list-item>
        <text:list-item>
          <text:p text:style-name="P15">Add AdaGrad and Adam optimisers </text:p>
        </text:list-item>
        <text:list-item>
          <text:p text:style-name="P15"><text:s/>Add Dropouts </text:p>
        </text:list-item>
        <text:list-item>
          <text:p text:style-name="P16">Compare the effect of AdaGrad, Adam and Dropouts for the above datasets <text:span text:style-name="T9">(use Keras or Scikit-learn to do this in case you cant code from scratch)</text:span>. </text:p>
          <text:p text:style-name="P12"><text:line-break/></text:p>
        </text:list-item>
      </text:list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 Sans" svg:font-family="'Open Sans', Arial, sans-serif"/>
    <style:font-face style:name="Courier New" svg:font-family="'Courier New'" style:font-family-generic="moder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OvalEnd_20_5" draw:display-name="msArrowOvalEnd 5" svg:viewBox="0 0 120 120" svg:d="M120 60c0-33-27-60-60-60s-60 27-60 60 27 60 60 60 60-27 60-6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0z0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7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hit </meta:initial-creator>
    <meta:creation-date>2013-07-18T14:54:17</meta:creation-date>
    <meta:generator>LibreOffice/6.0.7.3$Linux_X86_64 LibreOffice_project/00m0$Build-3</meta:generator>
    <dc:date>2021-09-07T19:04:34.669887654</dc:date>
    <meta:editing-duration>PT5H31M24S</meta:editing-duration>
    <meta:editing-cycles>119</meta:editing-cycles>
    <meta:document-statistic meta:table-count="0" meta:image-count="0" meta:object-count="0" meta:page-count="1" meta:paragraph-count="20" meta:word-count="207" meta:character-count="1244" meta:non-whitespace-character-count="1051"/>
  </office:meta>
</office:document-meta>
</file>